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Good" style:base-cell-address="Planilha1.H2"/>
      <style:map style:condition="cell-content()=[$Planilha1.$E$2]" style:apply-style-name="Good" style:base-cell-address="Planilha1.H2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office:value-type="float" office:value="232792560" calcext:value-type="float">
            <text:p>23279256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/[.A2]" office:value-type="float" office:value="232792560" calcext:value-type="float">
            <text:p>2327925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H2]/[.E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]/[.A3]" office:value-type="float" office:value="116396280" calcext:value-type="float">
            <text:p>1163962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H3]/[.E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]/[.A4]" office:value-type="float" office:value="77597520" calcext:value-type="float">
            <text:p>775975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H4]/[.E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1]/[.A5]" office:value-type="float" office:value="58198140" calcext:value-type="float">
            <text:p>581981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H5]/[.E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]/[.A6]" office:value-type="float" office:value="46558512" calcext:value-type="float">
            <text:p>465585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H6]/[.E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1]/[.A7]" office:value-type="float" office:value="38798760" calcext:value-type="float">
            <text:p>387987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H7]/[.E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]/[.A8]" office:value-type="float" office:value="33256080" calcext:value-type="float">
            <text:p>3325608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[.H8]/[.E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/[.A9]" office:value-type="float" office:value="29099070" calcext:value-type="float">
            <text:p>2909907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[.H9]/[.E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1]/[.A10]" office:value-type="float" office:value="25865840" calcext:value-type="float">
            <text:p>2586584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20" calcext:value-type="float">
            <text:p>2520</text:p>
          </table:table-cell>
          <table:table-cell/>
          <table:table-cell table:formula="of:=[.H10]/[.E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]/[.A11]" office:value-type="float" office:value="23279256" calcext:value-type="float">
            <text:p>232792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20" calcext:value-type="float">
            <text:p>2520</text:p>
          </table:table-cell>
          <table:table-cell/>
          <table:table-cell table:formula="of:=[.H11]/[.E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1]/[.A12]" office:value-type="float" office:value="21162960" calcext:value-type="float">
            <text:p>2116296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720" calcext:value-type="float">
            <text:p>2772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720" calcext:value-type="float">
            <text:p>27720</text:p>
          </table:table-cell>
          <table:table-cell/>
          <table:table-cell table:formula="of:=[.H12]/[.E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1]/[.A13]" office:value-type="float" office:value="19399380" calcext:value-type="float">
            <text:p>1939938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7720" calcext:value-type="float">
            <text:p>277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7720" calcext:value-type="float">
            <text:p>27720</text:p>
          </table:table-cell>
          <table:table-cell/>
          <table:table-cell table:formula="of:=[.H13]/[.E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]/[.A14]" office:value-type="float" office:value="17907120" calcext:value-type="float">
            <text:p>179071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60360" calcext:value-type="float">
            <text:p>36036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60360" calcext:value-type="float">
            <text:p>360360</text:p>
          </table:table-cell>
          <table:table-cell/>
          <table:table-cell table:formula="of:=[.H14]/[.E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1]/[.A15]" office:value-type="float" office:value="16628040" calcext:value-type="float">
            <text:p>1662804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60360" calcext:value-type="float">
            <text:p>36036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60360" calcext:value-type="float">
            <text:p>360360</text:p>
          </table:table-cell>
          <table:table-cell/>
          <table:table-cell table:formula="of:=[.H15]/[.E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/[.A16]" office:value-type="float" office:value="15519504" calcext:value-type="float">
            <text:p>1551950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60360" calcext:value-type="float">
            <text:p>36036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60360" calcext:value-type="float">
            <text:p>360360</text:p>
          </table:table-cell>
          <table:table-cell/>
          <table:table-cell table:formula="of:=[.H16]/[.E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1]/[.A17]" office:value-type="float" office:value="14549535" calcext:value-type="float">
            <text:p>145495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20720" calcext:value-type="float">
            <text:p>7207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045040" calcext:value-type="float">
            <text:p>5045040</text:p>
          </table:table-cell>
          <table:table-cell/>
          <table:table-cell table:formula="of:=[.H17]/[.E1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1]/[.A18]" office:value-type="float" office:value="13693680" calcext:value-type="float">
            <text:p>1369368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252240" calcext:value-type="float">
            <text:p>1225224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7297040" calcext:value-type="float">
            <text:p>257297040</text:p>
          </table:table-cell>
          <table:table-cell/>
          <table:table-cell table:formula="of:=[.H18]/[.E18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1]/[.A19]" office:value-type="float" office:value="12932920" calcext:value-type="float">
            <text:p>129329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252240" calcext:value-type="float">
            <text:p>1225224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87564480" calcext:value-type="float">
            <text:p>3087564480</text:p>
          </table:table-cell>
          <table:table-cell/>
          <table:table-cell table:formula="of:=[.H19]/[.E19]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1]/[.A20]" office:value-type="float" office:value="12252240" calcext:value-type="float">
            <text:p>1225224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792560" calcext:value-type="float">
            <text:p>23279256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1902660800" calcext:value-type="float">
            <text:p>41902660800</text:p>
          </table:table-cell>
          <table:table-cell/>
          <table:table-cell table:formula="of:=[.H20]/[.E20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1]/[.A21]" office:value-type="float" office:value="11639628" calcext:value-type="float">
            <text:p>1163962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2792560" calcext:value-type="float">
            <text:p>23279256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902660800" calcext:value-type="float">
            <text:p>41902660800</text:p>
          </table:table-cell>
          <table:table-cell/>
          <table:table-cell table:formula="of:=[.H21]/[.E21]" office:value-type="float" office:value="180" calcext:value-type="float">
            <text:p>180</text:p>
          </table:table-cell>
        </table:table-row>
        <calcext:conditional-formats>
          <calcext:conditional-format calcext:target-range-address="Planilha1.H2:Planilha1.H21">
            <calcext:condition calcext:apply-style-name="Good" calcext:value="=0" calcext:base-cell-address="Planilha1.H2"/>
            <calcext:condition calcext:apply-style-name="Good" calcext:value="=[$Planilha1.$E$2]" calcext:base-cell-address="Planilha1.H2"/>
          </calcext:conditional-format>
          <calcext:conditional-format calcext:target-range-address="Planilha1.H2:Planilha1.H21">
            <calcext:condition calcext:apply-style-name="Good" calcext:value="=[$Planilha1.$E2]" calcext:base-cell-address="Planilha1.H2"/>
            <calcext:condition calcext:apply-style-name="Warning" calcext:value="!=[$Planilha1.$E2]" calcext:base-cell-address="Planilha1.H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20:41:51.362276333</meta:creation-date>
    <dc:date>2023-01-28T15:00:57.498295108</dc:date>
    <meta:editing-duration>PT17M44S</meta:editing-duration>
    <meta:editing-cycles>2</meta:editing-cycles>
    <meta:generator>LibreOffice/7.3.7.2$Linux_X86_64 LibreOffice_project/30$Build-2</meta:generator>
    <meta:document-statistic meta:table-count="1" meta:cell-count="141" meta:object-count="0"/>
  </office:meta>
</office:document-meta>
</file>